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50000017552D155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98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Protocolo de control</text:h>
      <text:h text:style-name="Heading_20_4" text:outline-level="4">Descripción general:</text:h>
      <text:p text:style-name="Text_20_body">Este módulo es el encargado del manejo de los mensajes entre el configurador y un servidor.</text:p>
      <text:p text:style-name="Text_20_body">El protocolo definido propone que solo un configurador puede enviarle mensajes al servidor al mismo tiempo.</text:p>
      <text:p text:style-name="Text_20_body">Para el manejo de los mensajes propuestos por este protocolo se creo una clase que encapsula el protocolo.</text:p>
      <text:p text:style-name="Text_20_body"><draw:frame draw:style-name="fr1" draw:name="gráficos1" text:anchor-type="paragraph" svg:x="0cm" svg:y="0.423cm" svg:width="17cm" svg:height="6.84cm" draw:z-index="0"><draw:image xlink:href="Pictures/10000201000003450000017552D155CA.png" xlink:type="simple" xlink:show="embed" xlink:actuate="onLoad"/></draw:frame></text:p>
      <text:p text:style-name="P1">Diagrama de clases del módulo</text:p>
      <text:h text:style-name="Heading_20_4" text:outline-level="4">Métodos y funciones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ProtocoloControl(TCPSocket&amp; s)</text:p>
          </table:table-cell>
          <table:table-cell table:style-name="Tabla1.B1" office:value-type="string">
            <text:p text:style-name="Table_20_Contents">Constructor.</text:p>
            <text:p text:style-name="Table_20_Contents">Recibe el socket donde trabajará el protocolo.</text:p>
          </table:table-cell>
        </table:table-row>
        <table:table-row>
          <table:table-cell table:style-name="Tabla1.A2" office:value-type="string">
            <text:p text:style-name="Table_20_Contents">void enviarOperacionDetenerServidor()</text:p>
          </table:table-cell>
          <table:table-cell table:style-name="Tabla1.B2" office:value-type="string">
            <text:p text:style-name="Table_20_Contents">Envía una operación a través del socket pidiendo que se detenga el servidor.</text:p>
          </table:table-cell>
        </table:table-row>
        <table:table-row>
          <table:table-cell table:style-name="Tabla1.A2" office:value-type="string">
            <text:p text:style-name="Table_20_Contents">void enviarRespuestaDetenido(bool detenido)</text:p>
          </table:table-cell>
          <table:table-cell table:style-name="Tabla1.B2" office:value-type="string">
            <text:p text:style-name="Table_20_Contents">Envia una respuesta a traves del socket según lo que se haya enviado en el parametro. True:exito , false: error</text:p>
          </table:table-cell>
        </table:table-row>
        <table:table-row>
          <table:table-cell table:style-name="Tabla1.A2" office:value-type="string">
            <text:p text:style-name="Table_20_Contents">bool recibirRespuestaDetenido()</text:p>
          </table:table-cell>
          <table:table-cell table:style-name="Tabla1.B2" office:value-type="string">
            <text:p text:style-name="Table_20_Contents">Recibe a traves del socket una respuesta que indica si se detuvo con éxito o no.</text:p>
            <text:p text:style-name="Table_20_Contents">En caso de que la respuesta sea positiva devuelve true y false en otro caso</text:p>
          </table:table-cell>
        </table:table-row>
        <table:table-row>
          <table:table-cell table:style-name="Tabla1.A2" office:value-type="string">
            <text:p text:style-name="Table_20_Contents">bool recibirOperacionDetener()</text:p>
          </table:table-cell>
          <table:table-cell table:style-name="Tabla1.B2" office:value-type="string">
            <text:p text:style-name="Table_20_Contents">Recibe a través del socket una operación. En el caso de que sea de detener devuelve true. False en otro caso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dc:date>2011-11-27T22:38:32</dc:date>
    <dc:creator>gus </dc:creator>
    <meta:editing-duration>PT13M6S</meta:editing-duration>
    <meta:editing-cycles>3</meta:editing-cycles>
    <meta:generator>LibreOffice/3.3$Linux LibreOffice_project/330m19$Build-401</meta:generator>
    <meta:document-statistic meta:table-count="1" meta:image-count="1" meta:object-count="0" meta:page-count="1" meta:paragraph-count="19" meta:word-count="168" meta:character-count="1080"/>
  </office:meta>
</office:document-meta>
</file>